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65b" officeooo:paragraph-rsid="0001765b"/>
    </style:style>
    <style:style style:name="P2" style:family="paragraph" style:parent-style-name="Standard">
      <style:text-properties officeooo:rsid="0001765b" officeooo:paragraph-rsid="0001765b"/>
    </style:style>
    <style:style style:name="P3" style:family="paragraph" style:parent-style-name="Standard">
      <style:text-properties officeooo:rsid="00021cfb" officeooo:paragraph-rsid="00021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 to the OSM files used:</text:p>
      <text:p text:style-name="P1"/>
      <text:p text:style-name="P1">Santa fe NM</text:p>
      <text:p text:style-name="P1"><text:a xlink:type="simple" xlink:href="https://s3.amazonaws.com/metro-extracts.mapzen.com/santa-fe_new-mexico.osm.bz2">https://s3.amazonaws.com/metro-extracts.mapzen.com/santa-fe_new-mexico.osm.bz2</text:a></text:p>
      <text:p text:style-name="P1"/>
      <text:p text:style-name="P1">Los Alamos, NM</text:p>
      <text:p text:style-name="P1"><text:a xlink:type="simple" xlink:href="https://www.openstreetmap.org/search?query=cinco%20pintores#map=13/35.8544/-106.2381">https://www.openstreetmap.org/search?query=cinco%20pintores#map=13/35.8544/-106.2381</text:a></text:p>
      <text:p text:style-name="P1"/>
      <text:p text:style-name="P1">Oak Park IL</text:p>
      <text:p text:style-name="P1"><text:a xlink:type="simple" xlink:href="https://www.openstreetmap.org/search?query=cinco%20pintores#map=14/41.8852/-87.7878">https://www.openstreetmap.org/search?query=cinco%20pintores#map=14/41.8852/-87.7878</text:a> </text:p>
      <text:p text:style-name="P1"/>
      <text:p text:style-name="P3">Los Angeles CA</text:p>
      <text:p text:style-name="P3"><text:a xlink:type="simple" xlink:href="https://s3.amazonaws.com/metro-extracts.mapzen.com/los-angeles_california.osm.bz2">https://s3.amazonaws.com/metro-extracts.mapzen.com/los-angeles_california.osm.bz2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23:14:53.423666854</meta:creation-date>
    <dc:date>2015-07-12T13:25:33.174298334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22" meta:character-count="406" meta:non-whitespace-character-count="391"/>
  </office:meta>
</office:document-meta>
</file>